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B0000025858C4D61B.png"/>
  <manifest:file-entry manifest:media-type="image/png" manifest:full-path="Pictures/1000000000000268000001EA1E85E3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4cm" svg:height="10.5cm" svg:x="1cm" svg:y="0.5cm">
          <draw:image xlink:href="Pictures/1000000000000268000001EA1E85E320.png" xlink:type="simple" xlink:show="embed" xlink:actuate="onLoad">
            <text:p/>
          </draw:image>
        </draw:frame>
        <draw:frame draw:style-name="gr1" draw:text-style-name="P1" draw:layer="layout" svg:width="16.21cm" svg:height="12.226cm" svg:x="11.6cm" svg:y="8.574cm">
          <draw:image xlink:href="Pictures/100000000000031B0000025858C4D6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1:35</meta:creation-date>
    <dc:date>2010-06-20T15:20:30</dc:date>
    <meta:editing-duration>PT01H48M55S</meta:editing-duration>
    <meta:editing-cycles>2</meta:editing-cycles>
    <meta:generator>OpenOffice.org/3.1$Unix OpenOffice.org_project/310m19$Build-9420</meta:generator>
    <meta:document-statistic meta:object-count="25"/>
  </office:meta>
</office:document-meta>
</file>